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4.5936369042" calcext:value-type="float">
            <text:p>54,59363690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9.4138809067" calcext:value-type="float">
            <text:p>39,41388090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712288497" calcext:value-type="float">
            <text:p>12,67122884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7.2621821933" calcext:value-type="float">
            <text:p>87,262182193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6.1865808016" calcext:value-type="float">
            <text:p>56,18658080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3.7634899689" calcext:value-type="float">
            <text:p>23,76348996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6.7717892541" calcext:value-type="float">
            <text:p>76,77178925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0.6446931159" calcext:value-type="float">
            <text:p>40,64469311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614442848" calcext:value-type="float">
            <text:p>10,761444284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3126871933" calcext:value-type="float">
            <text:p>21,312687193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0.0220818416" calcext:value-type="float">
            <text:p>30,02208184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79164001" calcext:value-type="float">
            <text:p>10,7791640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99483100826" calcext:value-type="float">
            <text:p>3,99483100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1.9573379273" calcext:value-type="float">
            <text:p>81,95733792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2978046385" calcext:value-type="float">
            <text:p>18,297804638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4353535709" calcext:value-type="float">
            <text:p>12,43535357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47020746413" calcext:value-type="float">
            <text:p>5,47020746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8337421108" calcext:value-type="float">
            <text:p>6,68337421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2286418774" calcext:value-type="float">
            <text:p>19,228641877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2.9684274802" calcext:value-type="float">
            <text:p>52,968427480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5859951926" calcext:value-type="float">
            <text:p>5,258599519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7.4682060024" calcext:value-type="float">
            <text:p>57,468206002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9130694865" calcext:value-type="float">
            <text:p>5,69130694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5.1409700955" calcext:value-type="float">
            <text:p>75,14097009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35430157789" calcext:value-type="float">
            <text:p>5,35430157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931173958" calcext:value-type="float">
            <text:p>9,09311739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0.0489519056" calcext:value-type="float">
            <text:p>60,04895190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8.8329382621" calcext:value-type="float">
            <text:p>78,83293826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46016322922" calcext:value-type="float">
            <text:p>4,46016322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3.3765693413" calcext:value-type="float">
            <text:p>33,37656934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53589517627" calcext:value-type="float">
            <text:p>8,535895176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4.607239059" calcext:value-type="float">
            <text:p>44,6072390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6090048245" calcext:value-type="float">
            <text:p>9,460900482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3.6680861356" calcext:value-type="float">
            <text:p>33,66808613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0019427135" calcext:value-type="float">
            <text:p>14,00194271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3486912467" calcext:value-type="float">
            <text:p>6,434869124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7.4242029234" calcext:value-type="float">
            <text:p>57,42420292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7795665514" calcext:value-type="float">
            <text:p>24,77956655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1.3251350151" calcext:value-type="float">
            <text:p>91,32513501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82706550323" calcext:value-type="float">
            <text:p>3,82706550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8256049768" calcext:value-type="float">
            <text:p>16,825604976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6.2125003642" calcext:value-type="float">
            <text:p>86,21250036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3263567347" calcext:value-type="float">
            <text:p>6,43263567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5.7263412872" calcext:value-type="float">
            <text:p>85,72634128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87081340848" calcext:value-type="float">
            <text:p>5,870813408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4.6841275273" calcext:value-type="float">
            <text:p>54,68412752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480684269" calcext:value-type="float">
            <text:p>12,4806842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2136044526" calcext:value-type="float">
            <text:p>11,21360445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4216658457" calcext:value-type="float">
            <text:p>6,342166584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3857149951" calcext:value-type="float">
            <text:p>12,38571499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0549705314" calcext:value-type="float">
            <text:p>11,05497053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64633244188" calcext:value-type="float">
            <text:p>4,64633244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0.0001272005" calcext:value-type="float">
            <text:p>30,000127200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1322925508" calcext:value-type="float">
            <text:p>7,81322925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8015710747" calcext:value-type="float">
            <text:p>11,801571074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85311145788" calcext:value-type="float">
            <text:p>4,85311145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8.2381498161" calcext:value-type="float">
            <text:p>48,23814981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8840659535" calcext:value-type="float">
            <text:p>19,88406595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3814530385" calcext:value-type="float">
            <text:p>13,381453038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8.6198304286" calcext:value-type="float">
            <text:p>28,619830428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4229087617" calcext:value-type="float">
            <text:p>6,642290876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6.5022495343" calcext:value-type="float">
            <text:p>86,50224953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38601831902" calcext:value-type="float">
            <text:p>7,3860183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040064712" calcext:value-type="float">
            <text:p>12,04006471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7948924275" calcext:value-type="float">
            <text:p>9,17948924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8029332544" calcext:value-type="float">
            <text:p>24,802933254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1938802573" calcext:value-type="float">
            <text:p>12,19388025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0985883261" calcext:value-type="float">
            <text:p>9,50985883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5010261887" calcext:value-type="float">
            <text:p>6,25010261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5.5868099482" calcext:value-type="float">
            <text:p>35,586809948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3423137683" calcext:value-type="float">
            <text:p>14,34231376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48213294739" calcext:value-type="float">
            <text:p>4,482132947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0.2450596888" calcext:value-type="float">
            <text:p>30,24505968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96114061412" calcext:value-type="float">
            <text:p>8,96114061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6.8807541666" calcext:value-type="float">
            <text:p>86,88075416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73102213284" calcext:value-type="float">
            <text:p>5,73102213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7.7989880476" calcext:value-type="float">
            <text:p>47,79898804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61994227284" calcext:value-type="float">
            <text:p>7,61994227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0.8925628881" calcext:value-type="float">
            <text:p>70,892562888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9167916886" calcext:value-type="float">
            <text:p>7,29167916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2816610917" calcext:value-type="float">
            <text:p>5,22816610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5588741171" calcext:value-type="float">
            <text:p>24,55887411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7824374583" calcext:value-type="float">
            <text:p>15,78243745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1655683397" calcext:value-type="float">
            <text:p>10,16556833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1.5032723634" calcext:value-type="float">
            <text:p>51,50327236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6306366601" calcext:value-type="float">
            <text:p>11,63063666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801929449" calcext:value-type="float">
            <text:p>13,80192944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2236853036" calcext:value-type="float">
            <text:p>5,22236853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97297531856" calcext:value-type="float">
            <text:p>8,972975318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3.924538751" calcext:value-type="float">
            <text:p>23,9245387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8895728339" calcext:value-type="float">
            <text:p>11,889572833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5600897354" calcext:value-type="float">
            <text:p>10,56008973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70030772573" calcext:value-type="float">
            <text:p>3,70030772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3.2481764683" calcext:value-type="float">
            <text:p>73,24817646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6.1908443095" calcext:value-type="float">
            <text:p>46,19084430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90995884276" calcext:value-type="float">
            <text:p>8,90995884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62579695101" calcext:value-type="float">
            <text:p>9,6257969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4109192563" calcext:value-type="float">
            <text:p>6,34109192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7799292657" calcext:value-type="float">
            <text:p>13,77992926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191203953" calcext:value-type="float">
            <text:p>12,619120395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4589908" calcext:value-type="float">
            <text:p>10,4458990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4141154188" calcext:value-type="float">
            <text:p>11,414115418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4517543779" calcext:value-type="float">
            <text:p>24,45175437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78525224654" calcext:value-type="float">
            <text:p>5,785252246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61897813613" calcext:value-type="float">
            <text:p>9,61897813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1.1869078352" calcext:value-type="float">
            <text:p>41,186907835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4.5565854028" calcext:value-type="float">
            <text:p>94,55658540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91942868687" calcext:value-type="float">
            <text:p>4,91942868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1202173535" calcext:value-type="float">
            <text:p>10,12021735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345236234" calcext:value-type="float">
            <text:p>16,3452362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6960039459" calcext:value-type="float">
            <text:p>9,069600394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9865375449" calcext:value-type="float">
            <text:p>15,986537544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2.8999052242" calcext:value-type="float">
            <text:p>22,89990522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8794572151" calcext:value-type="float">
            <text:p>9,487945721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0639846724" calcext:value-type="float">
            <text:p>12,063984672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9470162795" calcext:value-type="float">
            <text:p>24,94701627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99537254233" calcext:value-type="float">
            <text:p>9,99537254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938337782" calcext:value-type="float">
            <text:p>9,93833778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0.2450767769" calcext:value-type="float">
            <text:p>20,24507677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65144592313" calcext:value-type="float">
            <text:p>4,651445923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7377928955" calcext:value-type="float">
            <text:p>19,73779289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0896850456" calcext:value-type="float">
            <text:p>21,08968504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6254845423" calcext:value-type="float">
            <text:p>9,36254845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4079762171" calcext:value-type="float">
            <text:p>8,84079762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76450813673" calcext:value-type="float">
            <text:p>3,76450813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3.4275224378" calcext:value-type="float">
            <text:p>23,42752243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9744073711" calcext:value-type="float">
            <text:p>6,69744073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0.387861754" calcext:value-type="float">
            <text:p>70,3878617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8947333079" calcext:value-type="float">
            <text:p>5,289473330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6211681856" calcext:value-type="float">
            <text:p>11,62116818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8122151723" calcext:value-type="float">
            <text:p>13,81221517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5.6683673384" calcext:value-type="float">
            <text:p>75,66836733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972028761" calcext:value-type="float">
            <text:p>15,97202876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77767095" calcext:value-type="float">
            <text:p>5,6777670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8726213136" calcext:value-type="float">
            <text:p>13,87262131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2.5047559008" calcext:value-type="float">
            <text:p>92,504755900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890021675" calcext:value-type="float">
            <text:p>11,89002167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24867368957" calcext:value-type="float">
            <text:p>8,248673689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53859644228" calcext:value-type="float">
            <text:p>6,53859644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8981594094" calcext:value-type="float">
            <text:p>12,898159409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0.2450505027" calcext:value-type="float">
            <text:p>40,245050502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94240501655" calcext:value-type="float">
            <text:p>6,94240501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9963117904" calcext:value-type="float">
            <text:p>21,99631179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7836242057" calcext:value-type="float">
            <text:p>6,77836242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6034320362" calcext:value-type="float">
            <text:p>6,66034320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0767551701" calcext:value-type="float">
            <text:p>12,07675517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4535811443" calcext:value-type="float">
            <text:p>12,45358114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3621305887" calcext:value-type="float">
            <text:p>5,23621305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9153137298" calcext:value-type="float">
            <text:p>8,8915313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7.1105839416" calcext:value-type="float">
            <text:p>17,11058394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1.1434562896" calcext:value-type="float">
            <text:p>31,143456289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42121612164" calcext:value-type="float">
            <text:p>4,42121612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3.8506275267" calcext:value-type="float">
            <text:p>23,85062752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8956323235" calcext:value-type="float">
            <text:p>13,89563232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78344998728" calcext:value-type="float">
            <text:p>9,78344998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320554973" calcext:value-type="float">
            <text:p>6,232055497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63974861656" calcext:value-type="float">
            <text:p>9,63974861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5327222026" calcext:value-type="float">
            <text:p>19,53272220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3002369935" calcext:value-type="float">
            <text:p>14,30023699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1601834297" calcext:value-type="float">
            <text:p>11,16018342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70091491874" calcext:value-type="float">
            <text:p>5,70091491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90981976519" calcext:value-type="float">
            <text:p>7,909819765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6645290998" calcext:value-type="float">
            <text:p>21,664529099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4507905072" calcext:value-type="float">
            <text:p>9,54507905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2.7501715458" calcext:value-type="float">
            <text:p>42,75017154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4501026299" calcext:value-type="float">
            <text:p>6,34501026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0981660655" calcext:value-type="float">
            <text:p>13,09816606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11542813307" calcext:value-type="float">
            <text:p>7,115428133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7.0796267368" calcext:value-type="float">
            <text:p>67,079626736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0915175504" calcext:value-type="float">
            <text:p>9,5091517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542937419" calcext:value-type="float">
            <text:p>15,54293741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.56652719501" calcext:value-type="float">
            <text:p>3,5665271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2.6909561131" calcext:value-type="float">
            <text:p>42,690956113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9.242256494" calcext:value-type="float">
            <text:p>89,24225649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1.312780311" calcext:value-type="float">
            <text:p>21,3127803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0712201356" calcext:value-type="float">
            <text:p>6,07122013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1410217837" calcext:value-type="float">
            <text:p>11,14102178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9.1449291287" calcext:value-type="float">
            <text:p>39,14492912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9839466038" calcext:value-type="float">
            <text:p>16,98394660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0063374137" calcext:value-type="float">
            <text:p>10,00633741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90750619907" calcext:value-type="float">
            <text:p>5,907506199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5855439778" calcext:value-type="float">
            <text:p>15,58554397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5.2993955772" calcext:value-type="float">
            <text:p>25,29939557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5338271165" calcext:value-type="float">
            <text:p>18,533827116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5551592263" calcext:value-type="float">
            <text:p>7,755515922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3.0497048017" calcext:value-type="float">
            <text:p>43,04970480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00460520947" calcext:value-type="float">
            <text:p>8,00460520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80412445067" calcext:value-type="float">
            <text:p>6,80412445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3922978351" calcext:value-type="float">
            <text:p>13,39229783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8823966384" calcext:value-type="float">
            <text:p>18,88239663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105356425" calcext:value-type="float">
            <text:p>10,10535642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1985680077" calcext:value-type="float">
            <text:p>16,19856800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077842629" calcext:value-type="float">
            <text:p>12,607784262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9605675934" calcext:value-type="float">
            <text:p>10,96056759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7804269314" calcext:value-type="float">
            <text:p>11,78042693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3190891328" calcext:value-type="float">
            <text:p>7,531908913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7890063772" calcext:value-type="float">
            <text:p>7,57890063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92487987348" calcext:value-type="float">
            <text:p>7,92487987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5.5323349016" calcext:value-type="float">
            <text:p>75,53233490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7.7772279954" calcext:value-type="float">
            <text:p>57,77722799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13288361797" calcext:value-type="float">
            <text:p>6,13288361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1270212414" calcext:value-type="float">
            <text:p>5,61270212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77339026398" calcext:value-type="float">
            <text:p>9,7733902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9.0451565996" calcext:value-type="float">
            <text:p>19,045156599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7.1124688172" calcext:value-type="float">
            <text:p>37,11246881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10042686843" calcext:value-type="float">
            <text:p>7,10042686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3832256904" calcext:value-type="float">
            <text:p>9,0383225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1.2591090998" calcext:value-type="float">
            <text:p>31,259109099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2.2258272514" calcext:value-type="float">
            <text:p>22,22582725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75745574254" calcext:value-type="float">
            <text:p>5,757455742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895838568" calcext:value-type="float">
            <text:p>8,889583856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41445711437" calcext:value-type="float">
            <text:p>8,414457114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6.1100377779" calcext:value-type="float">
            <text:p>66,11003777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6.4549739695" calcext:value-type="float">
            <text:p>36,45497396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18614595499" calcext:value-type="float">
            <text:p>4,1861459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5.8375268958" calcext:value-type="float">
            <text:p>75,83752689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18939824416" calcext:value-type="float">
            <text:p>8,18939824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5.0881292753" calcext:value-type="float">
            <text:p>35,088129275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2428950806" calcext:value-type="float">
            <text:p>11,24289508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860718764" calcext:value-type="float">
            <text:p>10,78607187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3159947601" calcext:value-type="float">
            <text:p>6,63159947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1.9101244436" calcext:value-type="float">
            <text:p>81,91012444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7616324801" calcext:value-type="float">
            <text:p>14,76163248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4124885222" calcext:value-type="float">
            <text:p>5,641248852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5.7978499237" calcext:value-type="float">
            <text:p>65,79784992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8819555397" calcext:value-type="float">
            <text:p>5,6881955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33265527781" calcext:value-type="float">
            <text:p>7,33265527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61061175604" calcext:value-type="float">
            <text:p>7,6106117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98081856346" calcext:value-type="float">
            <text:p>9,98081856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3.1618878111" calcext:value-type="float">
            <text:p>13,16188781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2365909318" calcext:value-type="float">
            <text:p>9,42365909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716717404" calcext:value-type="float">
            <text:p>10,47167174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8643778751" calcext:value-type="float">
            <text:p>12,86437787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11657044445" calcext:value-type="float">
            <text:p>8,116570444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9.8897861166" calcext:value-type="float">
            <text:p>39,88978611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19516845178" calcext:value-type="float">
            <text:p>5,195168451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4.5805915455" calcext:value-type="float">
            <text:p>54,580591545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37.4769090709" calcext:value-type="float">
            <text:p>37,47690907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5071191613" calcext:value-type="float">
            <text:p>18,50711916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59185939646" calcext:value-type="float">
            <text:p>4,591859396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51375124322" calcext:value-type="float">
            <text:p>5,51375124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2.6381997507" calcext:value-type="float">
            <text:p>92,63819975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1044376059" calcext:value-type="float">
            <text:p>14,10443760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1514327093" calcext:value-type="float">
            <text:p>11,151432709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7960959242" calcext:value-type="float">
            <text:p>4,79609592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4.7439284838" calcext:value-type="float">
            <text:p>44,74392848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5.8465870358" calcext:value-type="float">
            <text:p>15,846587035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4160528936" calcext:value-type="float">
            <text:p>12,41605289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58600817802" calcext:value-type="float">
            <text:p>4,5860081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1.134167183" calcext:value-type="float">
            <text:p>61,1341671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9.3420505827" calcext:value-type="float">
            <text:p>29,342050582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4144640729" calcext:value-type="float">
            <text:p>14,414464072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35982917056" calcext:value-type="float">
            <text:p>4,3598291706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1:.B253])" office:value-type="float" office:value="22.5408099041175" calcext:value-type="float">
            <text:p>22,541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1:.B253])" office:value-type="float" office:value="527.690583410074" calcext:value-type="float">
            <text:p>527,691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1:.B253])" office:value-type="float" office:value="22.9715167851423" calcext:value-type="float">
            <text:p>22,972</text:p>
          </table:table-cell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1:.B253])" office:value-type="float" office:value="94.5565854028" calcext:value-type="float">
            <text:p>94,557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1:.B253])" office:value-type="float" office:value="3.56652719501" calcext:value-type="float">
            <text:p>3,567</text:p>
          </table:table-cell>
        </table:table-row>
      </table:table>
      <table:table table:name="CALC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40036058426" calcext:value-type="float">
            <text:p>0,4400360584</text:p>
          </table:table-cell>
          <table:table-cell table:formula="of:=[.D1]*1000" office:value-type="float" office:value="440.036058426" calcext:value-type="float">
            <text:p>440,03605842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62064027786" calcext:value-type="float">
            <text:p>0,4620640278</text:p>
          </table:table-cell>
          <table:table-cell table:formula="of:=[.D2]*1000" office:value-type="float" office:value="462.064027786" calcext:value-type="float">
            <text:p>462,0640277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31858062744" calcext:value-type="float">
            <text:p>0,4318580627</text:p>
          </table:table-cell>
          <table:table-cell table:formula="of:=[.D3]*1000" office:value-type="float" office:value="431.858062744" calcext:value-type="float">
            <text:p>431,8580627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98992967606" calcext:value-type="float">
            <text:p>0,6989929676</text:p>
          </table:table-cell>
          <table:table-cell table:formula="of:=[.D4]*1000" office:value-type="float" office:value="698.992967606" calcext:value-type="float">
            <text:p>698,99296760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83775997162" calcext:value-type="float">
            <text:p>0,5837759972</text:p>
          </table:table-cell>
          <table:table-cell table:formula="of:=[.D5]*1000" office:value-type="float" office:value="583.775997162" calcext:value-type="float">
            <text:p>583,77599716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84119081497" calcext:value-type="float">
            <text:p>0,5841190815</text:p>
          </table:table-cell>
          <table:table-cell table:formula="of:=[.D6]*1000" office:value-type="float" office:value="584.119081497" calcext:value-type="float">
            <text:p>584,11908149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06148004532" calcext:value-type="float">
            <text:p>0,6061480045</text:p>
          </table:table-cell>
          <table:table-cell table:formula="of:=[.D7]*1000" office:value-type="float" office:value="606.148004532" calcext:value-type="float">
            <text:p>606,1480045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57653903961" calcext:value-type="float">
            <text:p>0,557653904</text:p>
          </table:table-cell>
          <table:table-cell table:formula="of:=[.D8]*1000" office:value-type="float" office:value="557.653903961" calcext:value-type="float">
            <text:p>557,6539039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70115041733" calcext:value-type="float">
            <text:p>0,3701150417</text:p>
          </table:table-cell>
          <table:table-cell table:formula="of:=[.D9]*1000" office:value-type="float" office:value="370.115041733" calcext:value-type="float">
            <text:p>370,1150417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68699979782" calcext:value-type="float">
            <text:p>0,6686999798</text:p>
          </table:table-cell>
          <table:table-cell table:formula="of:=[.D10]*1000" office:value-type="float" office:value="668.699979782" calcext:value-type="float">
            <text:p>668,6999797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4336104393" calcext:value-type="float">
            <text:p>0,4433610439</text:p>
          </table:table-cell>
          <table:table-cell table:formula="of:=[.D11]*1000" office:value-type="float" office:value="443.36104393" calcext:value-type="float">
            <text:p>443,3610439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36259889603" calcext:value-type="float">
            <text:p>0,5362598896</text:p>
          </table:table-cell>
          <table:table-cell table:formula="of:=[.D12]*1000" office:value-type="float" office:value="536.259889603" calcext:value-type="float">
            <text:p>536,25988960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22976875305" calcext:value-type="float">
            <text:p>0,5229768753</text:p>
          </table:table-cell>
          <table:table-cell table:formula="of:=[.D13]*1000" office:value-type="float" office:value="522.976875305" calcext:value-type="float">
            <text:p>522,9768753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53318977356" calcext:value-type="float">
            <text:p>0,5533189774</text:p>
          </table:table-cell>
          <table:table-cell table:formula="of:=[.D14]*1000" office:value-type="float" office:value="553.318977356" calcext:value-type="float">
            <text:p>553,3189773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17203807831" calcext:value-type="float">
            <text:p>0,5172038078</text:p>
          </table:table-cell>
          <table:table-cell table:formula="of:=[.D15]*1000" office:value-type="float" office:value="517.203807831" calcext:value-type="float">
            <text:p>517,2038078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28721189499" calcext:value-type="float">
            <text:p>0,4287211895</text:p>
          </table:table-cell>
          <table:table-cell table:formula="of:=[.D16]*1000" office:value-type="float" office:value="428.721189499" calcext:value-type="float">
            <text:p>428,7211894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63081121445" calcext:value-type="float">
            <text:p>0,4630811214</text:p>
          </table:table-cell>
          <table:table-cell table:formula="of:=[.D17]*1000" office:value-type="float" office:value="463.081121445" calcext:value-type="float">
            <text:p>463,0811214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37413024902" calcext:value-type="float">
            <text:p>0,6374130249</text:p>
          </table:table-cell>
          <table:table-cell table:formula="of:=[.D18]*1000" office:value-type="float" office:value="637.413024902" calcext:value-type="float">
            <text:p>637,4130249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89838981628" calcext:value-type="float">
            <text:p>0,5898389816</text:p>
          </table:table-cell>
          <table:table-cell table:formula="of:=[.D19]*1000" office:value-type="float" office:value="589.838981628" calcext:value-type="float">
            <text:p>589,8389816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09934091568" calcext:value-type="float">
            <text:p>0,6099340916</text:p>
          </table:table-cell>
          <table:table-cell table:formula="of:=[.D20]*1000" office:value-type="float" office:value="609.934091568" calcext:value-type="float">
            <text:p>609,9340915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39533495903" calcext:value-type="float">
            <text:p>0,395334959</text:p>
          </table:table-cell>
          <table:table-cell table:formula="of:=[.D21]*1000" office:value-type="float" office:value="395.33495903" calcext:value-type="float">
            <text:p>395,3349590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9435920715" calcext:value-type="float">
            <text:p>0,4794359207</text:p>
          </table:table-cell>
          <table:table-cell table:formula="of:=[.D22]*1000" office:value-type="float" office:value="479.435920715" calcext:value-type="float">
            <text:p>479,43592071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79424953461" calcext:value-type="float">
            <text:p>0,4794249535</text:p>
          </table:table-cell>
          <table:table-cell table:formula="of:=[.D23]*1000" office:value-type="float" office:value="479.424953461" calcext:value-type="float">
            <text:p>479,4249534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26660060883" calcext:value-type="float">
            <text:p>0,4266600609</text:p>
          </table:table-cell>
          <table:table-cell table:formula="of:=[.D24]*1000" office:value-type="float" office:value="426.660060883" calcext:value-type="float">
            <text:p>426,6600608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90829133987" calcext:value-type="float">
            <text:p>0,590829134</text:p>
          </table:table-cell>
          <table:table-cell table:formula="of:=[.D25]*1000" office:value-type="float" office:value="590.829133987" calcext:value-type="float">
            <text:p>590,82913398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69272851944" calcext:value-type="float">
            <text:p>0,4692728519</text:p>
          </table:table-cell>
          <table:table-cell table:formula="of:=[.D26]*1000" office:value-type="float" office:value="469.272851944" calcext:value-type="float">
            <text:p>469,2728519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73610973358" calcext:value-type="float">
            <text:p>0,3736109734</text:p>
          </table:table-cell>
          <table:table-cell table:formula="of:=[.D27]*1000" office:value-type="float" office:value="373.610973358" calcext:value-type="float">
            <text:p>373,61097335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51205015182" calcext:value-type="float">
            <text:p>0,4512050152</text:p>
          </table:table-cell>
          <table:table-cell table:formula="of:=[.D28]*1000" office:value-type="float" office:value="451.205015182" calcext:value-type="float">
            <text:p>451,2050151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50763940811" calcext:value-type="float">
            <text:p>0,4507639408</text:p>
          </table:table-cell>
          <table:table-cell table:formula="of:=[.D29]*1000" office:value-type="float" office:value="450.763940811" calcext:value-type="float">
            <text:p>450,7639408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10894155502" calcext:value-type="float">
            <text:p>0,4108941555</text:p>
          </table:table-cell>
          <table:table-cell table:formula="of:=[.D30]*1000" office:value-type="float" office:value="410.894155502" calcext:value-type="float">
            <text:p>410,8941555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92794895172" calcext:value-type="float">
            <text:p>0,5927948952</text:p>
          </table:table-cell>
          <table:table-cell table:formula="of:=[.D31]*1000" office:value-type="float" office:value="592.794895172" calcext:value-type="float">
            <text:p>592,7948951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61394071579" calcext:value-type="float">
            <text:p>0,4613940716</text:p>
          </table:table-cell>
          <table:table-cell table:formula="of:=[.D32]*1000" office:value-type="float" office:value="461.394071579" calcext:value-type="float">
            <text:p>461,3940715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360157966614" calcext:value-type="float">
            <text:p>0,3601579666</text:p>
          </table:table-cell>
          <table:table-cell table:formula="of:=[.D33]*1000" office:value-type="float" office:value="360.157966614" calcext:value-type="float">
            <text:p>360,1579666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26896953583" calcext:value-type="float">
            <text:p>0,5268969536</text:p>
          </table:table-cell>
          <table:table-cell table:formula="of:=[.D34]*1000" office:value-type="float" office:value="526.896953583" calcext:value-type="float">
            <text:p>526,8969535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58546161652" calcext:value-type="float">
            <text:p>0,4585461617</text:p>
          </table:table-cell>
          <table:table-cell table:formula="of:=[.D35]*1000" office:value-type="float" office:value="458.546161652" calcext:value-type="float">
            <text:p>458,5461616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96780061722" calcext:value-type="float">
            <text:p>0,5967800617</text:p>
          </table:table-cell>
          <table:table-cell table:formula="of:=[.D36]*1000" office:value-type="float" office:value="596.780061722" calcext:value-type="float">
            <text:p>596,78006172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24418973923" calcext:value-type="float">
            <text:p>0,6244189739</text:p>
          </table:table-cell>
          <table:table-cell table:formula="of:=[.D37]*1000" office:value-type="float" office:value="624.418973923" calcext:value-type="float">
            <text:p>624,4189739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19982051849" calcext:value-type="float">
            <text:p>0,3199820518</text:p>
          </table:table-cell>
          <table:table-cell table:formula="of:=[.D38]*1000" office:value-type="float" office:value="319.982051849" calcext:value-type="float">
            <text:p>319,9820518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50011968613" calcext:value-type="float">
            <text:p>0,4500119686</text:p>
          </table:table-cell>
          <table:table-cell table:formula="of:=[.D39]*1000" office:value-type="float" office:value="450.011968613" calcext:value-type="float">
            <text:p>450,0119686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2939968109" calcext:value-type="float">
            <text:p>0,4729399681</text:p>
          </table:table-cell>
          <table:table-cell table:formula="of:=[.D40]*1000" office:value-type="float" office:value="472.939968109" calcext:value-type="float">
            <text:p>472,93996810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75245094299" calcext:value-type="float">
            <text:p>0,3752450943</text:p>
          </table:table-cell>
          <table:table-cell table:formula="of:=[.D41]*1000" office:value-type="float" office:value="375.245094299" calcext:value-type="float">
            <text:p>375,2450942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68625068665" calcext:value-type="float">
            <text:p>0,4686250687</text:p>
          </table:table-cell>
          <table:table-cell table:formula="of:=[.D42]*1000" office:value-type="float" office:value="468.625068665" calcext:value-type="float">
            <text:p>468,6250686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67168092728" calcext:value-type="float">
            <text:p>0,4671680927</text:p>
          </table:table-cell>
          <table:table-cell table:formula="of:=[.D43]*1000" office:value-type="float" office:value="467.168092728" calcext:value-type="float">
            <text:p>467,1680927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95419025421" calcext:value-type="float">
            <text:p>0,4954190254</text:p>
          </table:table-cell>
          <table:table-cell table:formula="of:=[.D44]*1000" office:value-type="float" office:value="495.419025421" calcext:value-type="float">
            <text:p>495,4190254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51905965805" calcext:value-type="float">
            <text:p>0,4519059658</text:p>
          </table:table-cell>
          <table:table-cell table:formula="of:=[.D45]*1000" office:value-type="float" office:value="451.905965805" calcext:value-type="float">
            <text:p>451,9059658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02533102036" calcext:value-type="float">
            <text:p>0,602533102</text:p>
          </table:table-cell>
          <table:table-cell table:formula="of:=[.D46]*1000" office:value-type="float" office:value="602.533102036" calcext:value-type="float">
            <text:p>602,5331020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45233917236" calcext:value-type="float">
            <text:p>0,3452339172</text:p>
          </table:table-cell>
          <table:table-cell table:formula="of:=[.D47]*1000" office:value-type="float" office:value="345.233917236" calcext:value-type="float">
            <text:p>345,2339172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88365077972" calcext:value-type="float">
            <text:p>0,588365078</text:p>
          </table:table-cell>
          <table:table-cell table:formula="of:=[.D48]*1000" office:value-type="float" office:value="588.365077972" calcext:value-type="float">
            <text:p>588,3650779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83776950836" calcext:value-type="float">
            <text:p>0,5837769508</text:p>
          </table:table-cell>
          <table:table-cell table:formula="of:=[.D49]*1000" office:value-type="float" office:value="583.776950836" calcext:value-type="float">
            <text:p>583,7769508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66606998444" calcext:value-type="float">
            <text:p>0,5666069984</text:p>
          </table:table-cell>
          <table:table-cell table:formula="of:=[.D50]*1000" office:value-type="float" office:value="566.606998444" calcext:value-type="float">
            <text:p>566,6069984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73497962952" calcext:value-type="float">
            <text:p>0,373497963</text:p>
          </table:table-cell>
          <table:table-cell table:formula="of:=[.D51]*1000" office:value-type="float" office:value="373.497962952" calcext:value-type="float">
            <text:p>373,4979629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82049846649" calcext:value-type="float">
            <text:p>0,5820498466</text:p>
          </table:table-cell>
          <table:table-cell table:formula="of:=[.D52]*1000" office:value-type="float" office:value="582.049846649" calcext:value-type="float">
            <text:p>582,0498466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13413858414" calcext:value-type="float">
            <text:p>0,3134138584</text:p>
          </table:table-cell>
          <table:table-cell table:formula="of:=[.D53]*1000" office:value-type="float" office:value="313.413858414" calcext:value-type="float">
            <text:p>313,4138584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291594028473" calcext:value-type="float">
            <text:p>0,2915940285</text:p>
          </table:table-cell>
          <table:table-cell table:formula="of:=[.D54]*1000" office:value-type="float" office:value="291.594028473" calcext:value-type="float">
            <text:p>291,5940284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14127016068" calcext:value-type="float">
            <text:p>0,5141270161</text:p>
          </table:table-cell>
          <table:table-cell table:formula="of:=[.D55]*1000" office:value-type="float" office:value="514.127016068" calcext:value-type="float">
            <text:p>514,1270160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0274887085" calcext:value-type="float">
            <text:p>0,6027488709</text:p>
          </table:table-cell>
          <table:table-cell table:formula="of:=[.D56]*1000" office:value-type="float" office:value="602.74887085" calcext:value-type="float">
            <text:p>602,7488708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701346158981" calcext:value-type="float">
            <text:p>0,701346159</text:p>
          </table:table-cell>
          <table:table-cell table:formula="of:=[.D57]*1000" office:value-type="float" office:value="701.346158981" calcext:value-type="float">
            <text:p>701,3461589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11799001694" calcext:value-type="float">
            <text:p>0,6117990017</text:p>
          </table:table-cell>
          <table:table-cell table:formula="of:=[.D58]*1000" office:value-type="float" office:value="611.799001694" calcext:value-type="float">
            <text:p>611,7990016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27327060699" calcext:value-type="float">
            <text:p>0,5273270607</text:p>
          </table:table-cell>
          <table:table-cell table:formula="of:=[.D59]*1000" office:value-type="float" office:value="527.327060699" calcext:value-type="float">
            <text:p>527,3270606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41679859161" calcext:value-type="float">
            <text:p>0,5416798592</text:p>
          </table:table-cell>
          <table:table-cell table:formula="of:=[.D60]*1000" office:value-type="float" office:value="541.679859161" calcext:value-type="float">
            <text:p>541,6798591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42120075226" calcext:value-type="float">
            <text:p>0,4421200752</text:p>
          </table:table-cell>
          <table:table-cell table:formula="of:=[.D61]*1000" office:value-type="float" office:value="442.120075226" calcext:value-type="float">
            <text:p>442,12007522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58993911743" calcext:value-type="float">
            <text:p>0,4589939117</text:p>
          </table:table-cell>
          <table:table-cell table:formula="of:=[.D62]*1000" office:value-type="float" office:value="458.993911743" calcext:value-type="float">
            <text:p>458,99391174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2158908844" calcext:value-type="float">
            <text:p>0,4721589088</text:p>
          </table:table-cell>
          <table:table-cell table:formula="of:=[.D63]*1000" office:value-type="float" office:value="472.158908844" calcext:value-type="float">
            <text:p>472,1589088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72778081894" calcext:value-type="float">
            <text:p>0,4727780819</text:p>
          </table:table-cell>
          <table:table-cell table:formula="of:=[.D64]*1000" office:value-type="float" office:value="472.778081894" calcext:value-type="float">
            <text:p>472,7780818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79933977127" calcext:value-type="float">
            <text:p>0,4799339771</text:p>
          </table:table-cell>
          <table:table-cell table:formula="of:=[.D65]*1000" office:value-type="float" office:value="479.933977127" calcext:value-type="float">
            <text:p>479,9339771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20725011826" calcext:value-type="float">
            <text:p>0,5207250118</text:p>
          </table:table-cell>
          <table:table-cell table:formula="of:=[.D66]*1000" office:value-type="float" office:value="520.725011826" calcext:value-type="float">
            <text:p>520,72501182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2331066132" calcext:value-type="float">
            <text:p>0,4523310661</text:p>
          </table:table-cell>
          <table:table-cell table:formula="of:=[.D67]*1000" office:value-type="float" office:value="452.331066132" calcext:value-type="float">
            <text:p>452,3310661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33941984177" calcext:value-type="float">
            <text:p>0,5339419842</text:p>
          </table:table-cell>
          <table:table-cell table:formula="of:=[.D68]*1000" office:value-type="float" office:value="533.941984177" calcext:value-type="float">
            <text:p>533,9419841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6727180481" calcext:value-type="float">
            <text:p>0,4672718048</text:p>
          </table:table-cell>
          <table:table-cell table:formula="of:=[.D69]*1000" office:value-type="float" office:value="467.27180481" calcext:value-type="float">
            <text:p>467,271804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8018488884" calcext:value-type="float">
            <text:p>0,3801848888</text:p>
          </table:table-cell>
          <table:table-cell table:formula="of:=[.D70]*1000" office:value-type="float" office:value="380.18488884" calcext:value-type="float">
            <text:p>380,1848888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06216049194" calcext:value-type="float">
            <text:p>0,5062160492</text:p>
          </table:table-cell>
          <table:table-cell table:formula="of:=[.D71]*1000" office:value-type="float" office:value="506.216049194" calcext:value-type="float">
            <text:p>506,2160491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00847196579" calcext:value-type="float">
            <text:p>0,4008471966</text:p>
          </table:table-cell>
          <table:table-cell table:formula="of:=[.D72]*1000" office:value-type="float" office:value="400.847196579" calcext:value-type="float">
            <text:p>400,8471965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22624826431" calcext:value-type="float">
            <text:p>0,4226248264</text:p>
          </table:table-cell>
          <table:table-cell table:formula="of:=[.D73]*1000" office:value-type="float" office:value="422.624826431" calcext:value-type="float">
            <text:p>422,6248264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38642978668" calcext:value-type="float">
            <text:p>0,4386429787</text:p>
          </table:table-cell>
          <table:table-cell table:formula="of:=[.D74]*1000" office:value-type="float" office:value="438.642978668" calcext:value-type="float">
            <text:p>438,6429786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09771966934" calcext:value-type="float">
            <text:p>0,6097719669</text:p>
          </table:table-cell>
          <table:table-cell table:formula="of:=[.D75]*1000" office:value-type="float" office:value="609.771966934" calcext:value-type="float">
            <text:p>609,77196693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0084900856" calcext:value-type="float">
            <text:p>0,5008490086</text:p>
          </table:table-cell>
          <table:table-cell table:formula="of:=[.D76]*1000" office:value-type="float" office:value="500.84900856" calcext:value-type="float">
            <text:p>500,849008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82648134232" calcext:value-type="float">
            <text:p>0,4826481342</text:p>
          </table:table-cell>
          <table:table-cell table:formula="of:=[.D77]*1000" office:value-type="float" office:value="482.648134232" calcext:value-type="float">
            <text:p>482,6481342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8636026382" calcext:value-type="float">
            <text:p>0,4786360264</text:p>
          </table:table-cell>
          <table:table-cell table:formula="of:=[.D78]*1000" office:value-type="float" office:value="478.636026382" calcext:value-type="float">
            <text:p>478,6360263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25221061707" calcext:value-type="float">
            <text:p>0,3252210617</text:p>
          </table:table-cell>
          <table:table-cell table:formula="of:=[.D79]*1000" office:value-type="float" office:value="325.221061707" calcext:value-type="float">
            <text:p>325,2210617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35455083847" calcext:value-type="float">
            <text:p>0,4354550838</text:p>
          </table:table-cell>
          <table:table-cell table:formula="of:=[.D80]*1000" office:value-type="float" office:value="435.455083847" calcext:value-type="float">
            <text:p>435,4550838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30838871002" calcext:value-type="float">
            <text:p>0,630838871</text:p>
          </table:table-cell>
          <table:table-cell table:formula="of:=[.D81]*1000" office:value-type="float" office:value="630.838871002" calcext:value-type="float">
            <text:p>630,8388710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07651996613" calcext:value-type="float">
            <text:p>0,3076519966</text:p>
          </table:table-cell>
          <table:table-cell table:formula="of:=[.D82]*1000" office:value-type="float" office:value="307.651996613" calcext:value-type="float">
            <text:p>307,6519966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93465948105" calcext:value-type="float">
            <text:p>0,6934659481</text:p>
          </table:table-cell>
          <table:table-cell table:formula="of:=[.D83]*1000" office:value-type="float" office:value="693.465948105" calcext:value-type="float">
            <text:p>693,4659481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48743867874" calcext:value-type="float">
            <text:p>0,6487438679</text:p>
          </table:table-cell>
          <table:table-cell table:formula="of:=[.D84]*1000" office:value-type="float" office:value="648.743867874" calcext:value-type="float">
            <text:p>648,74386787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95281934738" calcext:value-type="float">
            <text:p>0,4952819347</text:p>
          </table:table-cell>
          <table:table-cell table:formula="of:=[.D85]*1000" office:value-type="float" office:value="495.281934738" calcext:value-type="float">
            <text:p>495,2819347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28405046463" calcext:value-type="float">
            <text:p>0,4284050465</text:p>
          </table:table-cell>
          <table:table-cell table:formula="of:=[.D86]*1000" office:value-type="float" office:value="428.405046463" calcext:value-type="float">
            <text:p>428,40504646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56845903397" calcext:value-type="float">
            <text:p>0,5568459034</text:p>
          </table:table-cell>
          <table:table-cell table:formula="of:=[.D87]*1000" office:value-type="float" office:value="556.845903397" calcext:value-type="float">
            <text:p>556,84590339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8566699028" calcext:value-type="float">
            <text:p>0,4856669903</text:p>
          </table:table-cell>
          <table:table-cell table:formula="of:=[.D88]*1000" office:value-type="float" office:value="485.66699028" calcext:value-type="float">
            <text:p>485,666990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28059101105" calcext:value-type="float">
            <text:p>0,4280591011</text:p>
          </table:table-cell>
          <table:table-cell table:formula="of:=[.D89]*1000" office:value-type="float" office:value="428.059101105" calcext:value-type="float">
            <text:p>428,0591011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05714178085" calcext:value-type="float">
            <text:p>0,5057141781</text:p>
          </table:table-cell>
          <table:table-cell table:formula="of:=[.D90]*1000" office:value-type="float" office:value="505.714178085" calcext:value-type="float">
            <text:p>505,71417808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21103096008" calcext:value-type="float">
            <text:p>0,321103096</text:p>
          </table:table-cell>
          <table:table-cell table:formula="of:=[.D91]*1000" office:value-type="float" office:value="321.103096008" calcext:value-type="float">
            <text:p>321,1030960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77816009521" calcext:value-type="float">
            <text:p>0,5778160095</text:p>
          </table:table-cell>
          <table:table-cell table:formula="of:=[.D92]*1000" office:value-type="float" office:value="577.816009521" calcext:value-type="float">
            <text:p>577,8160095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14205884933" calcext:value-type="float">
            <text:p>0,3142058849</text:p>
          </table:table-cell>
          <table:table-cell table:formula="of:=[.D93]*1000" office:value-type="float" office:value="314.205884933" calcext:value-type="float">
            <text:p>314,2058849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00466823578" calcext:value-type="float">
            <text:p>0,5004668236</text:p>
          </table:table-cell>
          <table:table-cell table:formula="of:=[.D94]*1000" office:value-type="float" office:value="500.466823578" calcext:value-type="float">
            <text:p>500,4668235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820219039917" calcext:value-type="float">
            <text:p>0,8202190399</text:p>
          </table:table-cell>
          <table:table-cell table:formula="of:=[.D95]*1000" office:value-type="float" office:value="820.219039917" calcext:value-type="float">
            <text:p>820,2190399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47202920914" calcext:value-type="float">
            <text:p>0,4472029209</text:p>
          </table:table-cell>
          <table:table-cell table:formula="of:=[.D96]*1000" office:value-type="float" office:value="447.202920914" calcext:value-type="float">
            <text:p>447,2029209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0972061157" calcext:value-type="float">
            <text:p>0,4709720612</text:p>
          </table:table-cell>
          <table:table-cell table:formula="of:=[.D97]*1000" office:value-type="float" office:value="470.972061157" calcext:value-type="float">
            <text:p>470,9720611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39700126648" calcext:value-type="float">
            <text:p>0,4397001266</text:p>
          </table:table-cell>
          <table:table-cell table:formula="of:=[.D98]*1000" office:value-type="float" office:value="439.700126648" calcext:value-type="float">
            <text:p>439,7001266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72736930847" calcext:value-type="float">
            <text:p>0,3727369308</text:p>
          </table:table-cell>
          <table:table-cell table:formula="of:=[.D99]*1000" office:value-type="float" office:value="372.736930847" calcext:value-type="float">
            <text:p>372,7369308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96166992188" calcext:value-type="float">
            <text:p>0,6961669922</text:p>
          </table:table-cell>
          <table:table-cell table:formula="of:=[.D100]*1000" office:value-type="float" office:value="696.166992188" calcext:value-type="float">
            <text:p>696,1669921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22273874283" calcext:value-type="float">
            <text:p>0,4222738743</text:p>
          </table:table-cell>
          <table:table-cell table:formula="of:=[.D101]*1000" office:value-type="float" office:value="422.273874283" calcext:value-type="float">
            <text:p>422,2738742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02605199814" calcext:value-type="float">
            <text:p>0,5026051998</text:p>
          </table:table-cell>
          <table:table-cell table:formula="of:=[.D102]*1000" office:value-type="float" office:value="502.605199814" calcext:value-type="float">
            <text:p>502,6051998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93044137955" calcext:value-type="float">
            <text:p>0,493044138</text:p>
          </table:table-cell>
          <table:table-cell table:formula="of:=[.D103]*1000" office:value-type="float" office:value="493.044137955" calcext:value-type="float">
            <text:p>493,0441379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14636993408" calcext:value-type="float">
            <text:p>0,5146369934</text:p>
          </table:table-cell>
          <table:table-cell table:formula="of:=[.D104]*1000" office:value-type="float" office:value="514.636993408" calcext:value-type="float">
            <text:p>514,6369934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07393026352" calcext:value-type="float">
            <text:p>0,6073930264</text:p>
          </table:table-cell>
          <table:table-cell table:formula="of:=[.D105]*1000" office:value-type="float" office:value="607.393026352" calcext:value-type="float">
            <text:p>607,3930263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358350992203" calcext:value-type="float">
            <text:p>0,3583509922</text:p>
          </table:table-cell>
          <table:table-cell table:formula="of:=[.D106]*1000" office:value-type="float" office:value="358.350992203" calcext:value-type="float">
            <text:p>358,35099220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6689209938" calcext:value-type="float">
            <text:p>0,3668920994</text:p>
          </table:table-cell>
          <table:table-cell table:formula="of:=[.D107]*1000" office:value-type="float" office:value="366.89209938" calcext:value-type="float">
            <text:p>366,892099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392983198166" calcext:value-type="float">
            <text:p>0,3929831982</text:p>
          </table:table-cell>
          <table:table-cell table:formula="of:=[.D108]*1000" office:value-type="float" office:value="392.983198166" calcext:value-type="float">
            <text:p>392,9831981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734607934952" calcext:value-type="float">
            <text:p>0,734607935</text:p>
          </table:table-cell>
          <table:table-cell table:formula="of:=[.D109]*1000" office:value-type="float" office:value="734.607934952" calcext:value-type="float">
            <text:p>734,6079349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03760957718" calcext:value-type="float">
            <text:p>0,6037609577</text:p>
          </table:table-cell>
          <table:table-cell table:formula="of:=[.D110]*1000" office:value-type="float" office:value="603.760957718" calcext:value-type="float">
            <text:p>603,7609577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95798969269" calcext:value-type="float">
            <text:p>0,5957989693</text:p>
          </table:table-cell>
          <table:table-cell table:formula="of:=[.D111]*1000" office:value-type="float" office:value="595.798969269" calcext:value-type="float">
            <text:p>595,79896926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40753221512" calcext:value-type="float">
            <text:p>0,4407532215</text:p>
          </table:table-cell>
          <table:table-cell table:formula="of:=[.D112]*1000" office:value-type="float" office:value="440.753221512" calcext:value-type="float">
            <text:p>440,75322151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279227972031" calcext:value-type="float">
            <text:p>0,279227972</text:p>
          </table:table-cell>
          <table:table-cell table:formula="of:=[.D113]*1000" office:value-type="float" office:value="279.227972031" calcext:value-type="float">
            <text:p>279,2279720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86935186386" calcext:value-type="float">
            <text:p>0,6869351864</text:p>
          </table:table-cell>
          <table:table-cell table:formula="of:=[.D114]*1000" office:value-type="float" office:value="686.935186386" calcext:value-type="float">
            <text:p>686,9351863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54817152023" calcext:value-type="float">
            <text:p>0,354817152</text:p>
          </table:table-cell>
          <table:table-cell table:formula="of:=[.D115]*1000" office:value-type="float" office:value="354.817152023" calcext:value-type="float">
            <text:p>354,8171520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48510885239" calcext:value-type="float">
            <text:p>0,4485108852</text:p>
          </table:table-cell>
          <table:table-cell table:formula="of:=[.D116]*1000" office:value-type="float" office:value="448.510885239" calcext:value-type="float">
            <text:p>448,5108852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86173200607" calcext:value-type="float">
            <text:p>0,6861732006</text:p>
          </table:table-cell>
          <table:table-cell table:formula="of:=[.D117]*1000" office:value-type="float" office:value="686.173200607" calcext:value-type="float">
            <text:p>686,1732006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10794973373" calcext:value-type="float">
            <text:p>0,4107949734</text:p>
          </table:table-cell>
          <table:table-cell table:formula="of:=[.D118]*1000" office:value-type="float" office:value="410.794973373" calcext:value-type="float">
            <text:p>410,7949733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65722942352" calcext:value-type="float">
            <text:p>0,5657229424</text:p>
          </table:table-cell>
          <table:table-cell table:formula="of:=[.D119]*1000" office:value-type="float" office:value="565.722942352" calcext:value-type="float">
            <text:p>565,7229423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35787010193" calcext:value-type="float">
            <text:p>0,6357870102</text:p>
          </table:table-cell>
          <table:table-cell table:formula="of:=[.D120]*1000" office:value-type="float" office:value="635.787010193" calcext:value-type="float">
            <text:p>635,78701019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44969177246" calcext:value-type="float">
            <text:p>0,4449691772</text:p>
          </table:table-cell>
          <table:table-cell table:formula="of:=[.D121]*1000" office:value-type="float" office:value="444.969177246" calcext:value-type="float">
            <text:p>444,96917724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20847940445" calcext:value-type="float">
            <text:p>0,6208479404</text:p>
          </table:table-cell>
          <table:table-cell table:formula="of:=[.D122]*1000" office:value-type="float" office:value="620.847940445" calcext:value-type="float">
            <text:p>620,8479404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7462072372" calcext:value-type="float">
            <text:p>0,4574620724</text:p>
          </table:table-cell>
          <table:table-cell table:formula="of:=[.D123]*1000" office:value-type="float" office:value="457.462072372" calcext:value-type="float">
            <text:p>457,4620723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88416910172" calcext:value-type="float">
            <text:p>0,4884169102</text:p>
          </table:table-cell>
          <table:table-cell table:formula="of:=[.D124]*1000" office:value-type="float" office:value="488.416910172" calcext:value-type="float">
            <text:p>488,4169101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69409132004" calcext:value-type="float">
            <text:p>0,569409132</text:p>
          </table:table-cell>
          <table:table-cell table:formula="of:=[.D125]*1000" office:value-type="float" office:value="569.409132004" calcext:value-type="float">
            <text:p>569,4091320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75153112411" calcext:value-type="float">
            <text:p>0,5751531124</text:p>
          </table:table-cell>
          <table:table-cell table:formula="of:=[.D126]*1000" office:value-type="float" office:value="575.153112411" calcext:value-type="float">
            <text:p>575,1531124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8631038666" calcext:value-type="float">
            <text:p>0,4586310387</text:p>
          </table:table-cell>
          <table:table-cell table:formula="of:=[.D127]*1000" office:value-type="float" office:value="458.631038666" calcext:value-type="float">
            <text:p>458,6310386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11055803299" calcext:value-type="float">
            <text:p>0,4110558033</text:p>
          </table:table-cell>
          <table:table-cell table:formula="of:=[.D128]*1000" office:value-type="float" office:value="411.055803299" calcext:value-type="float">
            <text:p>411,0558032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11538982391" calcext:value-type="float">
            <text:p>0,5115389824</text:p>
          </table:table-cell>
          <table:table-cell table:formula="of:=[.D129]*1000" office:value-type="float" office:value="511.538982391" calcext:value-type="float">
            <text:p>511,5389823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796452999115" calcext:value-type="float">
            <text:p>0,7964529991</text:p>
          </table:table-cell>
          <table:table-cell table:formula="of:=[.D130]*1000" office:value-type="float" office:value="796.452999115" calcext:value-type="float">
            <text:p>796,45299911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8395004272" calcext:value-type="float">
            <text:p>0,4583950043</text:p>
          </table:table-cell>
          <table:table-cell table:formula="of:=[.D131]*1000" office:value-type="float" office:value="458.395004272" calcext:value-type="float">
            <text:p>458,3950042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07058000565" calcext:value-type="float">
            <text:p>0,4070580006</text:p>
          </table:table-cell>
          <table:table-cell table:formula="of:=[.D132]*1000" office:value-type="float" office:value="407.058000565" calcext:value-type="float">
            <text:p>407,0580005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8668885231" calcext:value-type="float">
            <text:p>0,4866888523</text:p>
          </table:table-cell>
          <table:table-cell table:formula="of:=[.D133]*1000" office:value-type="float" office:value="486.68885231" calcext:value-type="float">
            <text:p>486,6888523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00064992905" calcext:value-type="float">
            <text:p>0,6000649929</text:p>
          </table:table-cell>
          <table:table-cell table:formula="of:=[.D134]*1000" office:value-type="float" office:value="600.064992905" calcext:value-type="float">
            <text:p>600,06499290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82897901535" calcext:value-type="float">
            <text:p>0,5828979015</text:p>
          </table:table-cell>
          <table:table-cell table:formula="of:=[.D135]*1000" office:value-type="float" office:value="582.897901535" calcext:value-type="float">
            <text:p>582,89790153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20093917847" calcext:value-type="float">
            <text:p>0,5200939178</text:p>
          </table:table-cell>
          <table:table-cell table:formula="of:=[.D136]*1000" office:value-type="float" office:value="520.093917847" calcext:value-type="float">
            <text:p>520,0939178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20229196548" calcext:value-type="float">
            <text:p>0,4202291965</text:p>
          </table:table-cell>
          <table:table-cell table:formula="of:=[.D137]*1000" office:value-type="float" office:value="420.229196548" calcext:value-type="float">
            <text:p>420,2291965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26725149155" calcext:value-type="float">
            <text:p>0,4267251492</text:p>
          </table:table-cell>
          <table:table-cell table:formula="of:=[.D138]*1000" office:value-type="float" office:value="426.725149155" calcext:value-type="float">
            <text:p>426,72514915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295891046524" calcext:value-type="float">
            <text:p>0,2958910465</text:p>
          </table:table-cell>
          <table:table-cell table:formula="of:=[.D139]*1000" office:value-type="float" office:value="295.891046524" calcext:value-type="float">
            <text:p>295,89104652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86310958862" calcext:value-type="float">
            <text:p>0,4863109589</text:p>
          </table:table-cell>
          <table:table-cell table:formula="of:=[.D140]*1000" office:value-type="float" office:value="486.310958862" calcext:value-type="float">
            <text:p>486,31095886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720290899277" calcext:value-type="float">
            <text:p>0,7202908993</text:p>
          </table:table-cell>
          <table:table-cell table:formula="of:=[.D141]*1000" office:value-type="float" office:value="720.290899277" calcext:value-type="float">
            <text:p>720,2908992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23635053635" calcext:value-type="float">
            <text:p>0,6236350536</text:p>
          </table:table-cell>
          <table:table-cell table:formula="of:=[.D142]*1000" office:value-type="float" office:value="623.635053635" calcext:value-type="float">
            <text:p>623,63505363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69926023483" calcext:value-type="float">
            <text:p>0,5699260235</text:p>
          </table:table-cell>
          <table:table-cell table:formula="of:=[.D143]*1000" office:value-type="float" office:value="569.926023483" calcext:value-type="float">
            <text:p>569,9260234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33459997177" calcext:value-type="float">
            <text:p>0,4334599972</text:p>
          </table:table-cell>
          <table:table-cell table:formula="of:=[.D144]*1000" office:value-type="float" office:value="433.459997177" calcext:value-type="float">
            <text:p>433,4599971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44653892517" calcext:value-type="float">
            <text:p>0,5446538925</text:p>
          </table:table-cell>
          <table:table-cell table:formula="of:=[.D145]*1000" office:value-type="float" office:value="544.653892517" calcext:value-type="float">
            <text:p>544,6538925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23071050644" calcext:value-type="float">
            <text:p>0,5230710506</text:p>
          </table:table-cell>
          <table:table-cell table:formula="of:=[.D146]*1000" office:value-type="float" office:value="523.071050644" calcext:value-type="float">
            <text:p>523,0710506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24721956253" calcext:value-type="float">
            <text:p>0,4247219563</text:p>
          </table:table-cell>
          <table:table-cell table:formula="of:=[.D147]*1000" office:value-type="float" office:value="424.721956253" calcext:value-type="float">
            <text:p>424,7219562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45611000061" calcext:value-type="float">
            <text:p>0,4456110001</text:p>
          </table:table-cell>
          <table:table-cell table:formula="of:=[.D148]*1000" office:value-type="float" office:value="445.611000061" calcext:value-type="float">
            <text:p>445,6110000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38532972336" calcext:value-type="float">
            <text:p>0,5385329723</text:p>
          </table:table-cell>
          <table:table-cell table:formula="of:=[.D149]*1000" office:value-type="float" office:value="538.532972336" calcext:value-type="float">
            <text:p>538,5329723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17384147644" calcext:value-type="float">
            <text:p>0,4173841476</text:p>
          </table:table-cell>
          <table:table-cell table:formula="of:=[.D150]*1000" office:value-type="float" office:value="417.384147644" calcext:value-type="float">
            <text:p>417,3841476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79490995407" calcext:value-type="float">
            <text:p>0,4794909954</text:p>
          </table:table-cell>
          <table:table-cell table:formula="of:=[.D151]*1000" office:value-type="float" office:value="479.490995407" calcext:value-type="float">
            <text:p>479,4909954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614865064621" calcext:value-type="float">
            <text:p>0,6148650646</text:p>
          </table:table-cell>
          <table:table-cell table:formula="of:=[.D152]*1000" office:value-type="float" office:value="614.865064621" calcext:value-type="float">
            <text:p>614,8650646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21296024323" calcext:value-type="float">
            <text:p>0,5212960243</text:p>
          </table:table-cell>
          <table:table-cell table:formula="of:=[.D153]*1000" office:value-type="float" office:value="521.296024323" calcext:value-type="float">
            <text:p>521,2960243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386886119843" calcext:value-type="float">
            <text:p>0,3868861198</text:p>
          </table:table-cell>
          <table:table-cell table:formula="of:=[.D154]*1000" office:value-type="float" office:value="386.886119843" calcext:value-type="float">
            <text:p>386,88611984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69036102295" calcext:value-type="float">
            <text:p>0,4690361023</text:p>
          </table:table-cell>
          <table:table-cell table:formula="of:=[.D155]*1000" office:value-type="float" office:value="469.036102295" calcext:value-type="float">
            <text:p>469,03610229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72067022324" calcext:value-type="float">
            <text:p>0,5720670223</text:p>
          </table:table-cell>
          <table:table-cell table:formula="of:=[.D156]*1000" office:value-type="float" office:value="572.067022324" calcext:value-type="float">
            <text:p>572,06702232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91683959961" calcext:value-type="float">
            <text:p>0,49168396</text:p>
          </table:table-cell>
          <table:table-cell table:formula="of:=[.D157]*1000" office:value-type="float" office:value="491.683959961" calcext:value-type="float">
            <text:p>491,6839599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62690019608" calcext:value-type="float">
            <text:p>0,5626900196</text:p>
          </table:table-cell>
          <table:table-cell table:formula="of:=[.D158]*1000" office:value-type="float" office:value="562.690019608" calcext:value-type="float">
            <text:p>562,6900196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62805128098" calcext:value-type="float">
            <text:p>0,3628051281</text:p>
          </table:table-cell>
          <table:table-cell table:formula="of:=[.D159]*1000" office:value-type="float" office:value="362.805128098" calcext:value-type="float">
            <text:p>362,8051280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26026105881" calcext:value-type="float">
            <text:p>0,4260261059</text:p>
          </table:table-cell>
          <table:table-cell table:formula="of:=[.D160]*1000" office:value-type="float" office:value="426.026105881" calcext:value-type="float">
            <text:p>426,0261058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05380868912" calcext:value-type="float">
            <text:p>0,5053808689</text:p>
          </table:table-cell>
          <table:table-cell table:formula="of:=[.D161]*1000" office:value-type="float" office:value="505.380868912" calcext:value-type="float">
            <text:p>505,38086891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86613988876" calcext:value-type="float">
            <text:p>0,4866139889</text:p>
          </table:table-cell>
          <table:table-cell table:formula="of:=[.D162]*1000" office:value-type="float" office:value="486.613988876" calcext:value-type="float">
            <text:p>486,6139888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8771905899" calcext:value-type="float">
            <text:p>0,487719059</text:p>
          </table:table-cell>
          <table:table-cell table:formula="of:=[.D163]*1000" office:value-type="float" office:value="487.71905899" calcext:value-type="float">
            <text:p>487,719058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23343896866" calcext:value-type="float">
            <text:p>0,4233438969</text:p>
          </table:table-cell>
          <table:table-cell table:formula="of:=[.D164]*1000" office:value-type="float" office:value="423.343896866" calcext:value-type="float">
            <text:p>423,3438968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7175488472" calcext:value-type="float">
            <text:p>0,3717548847</text:p>
          </table:table-cell>
          <table:table-cell table:formula="of:=[.D165]*1000" office:value-type="float" office:value="371.75488472" calcext:value-type="float">
            <text:p>371,754884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84494924545" calcext:value-type="float">
            <text:p>0,4844949245</text:p>
          </table:table-cell>
          <table:table-cell table:formula="of:=[.D166]*1000" office:value-type="float" office:value="484.494924545" calcext:value-type="float">
            <text:p>484,4949245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09390830994" calcext:value-type="float">
            <text:p>0,509390831</text:p>
          </table:table-cell>
          <table:table-cell table:formula="of:=[.D167]*1000" office:value-type="float" office:value="509.390830994" calcext:value-type="float">
            <text:p>509,3908309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46406841278" calcext:value-type="float">
            <text:p>0,4464068413</text:p>
          </table:table-cell>
          <table:table-cell table:formula="of:=[.D168]*1000" office:value-type="float" office:value="446.406841278" calcext:value-type="float">
            <text:p>446,4068412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703655958176" calcext:value-type="float">
            <text:p>0,7036559582</text:p>
          </table:table-cell>
          <table:table-cell table:formula="of:=[.D169]*1000" office:value-type="float" office:value="703.655958176" calcext:value-type="float">
            <text:p>703,6559581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4535007477" calcext:value-type="float">
            <text:p>0,4545350075</text:p>
          </table:table-cell>
          <table:table-cell table:formula="of:=[.D170]*1000" office:value-type="float" office:value="454.535007477" calcext:value-type="float">
            <text:p>454,5350074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7633099556" calcext:value-type="float">
            <text:p>0,4763309956</text:p>
          </table:table-cell>
          <table:table-cell table:formula="of:=[.D171]*1000" office:value-type="float" office:value="476.33099556" calcext:value-type="float">
            <text:p>476,330995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86675024033" calcext:value-type="float">
            <text:p>0,486675024</text:p>
          </table:table-cell>
          <table:table-cell table:formula="of:=[.D172]*1000" office:value-type="float" office:value="486.675024033" calcext:value-type="float">
            <text:p>486,6750240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79876184464" calcext:value-type="float">
            <text:p>0,5798761845</text:p>
          </table:table-cell>
          <table:table-cell table:formula="of:=[.D173]*1000" office:value-type="float" office:value="579.876184464" calcext:value-type="float">
            <text:p>579,87618446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51981067657" calcext:value-type="float">
            <text:p>0,4519810677</text:p>
          </table:table-cell>
          <table:table-cell table:formula="of:=[.D174]*1000" office:value-type="float" office:value="451.981067657" calcext:value-type="float">
            <text:p>451,9810676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66351032257" calcext:value-type="float">
            <text:p>0,4663510323</text:p>
          </table:table-cell>
          <table:table-cell table:formula="of:=[.D175]*1000" office:value-type="float" office:value="466.351032257" calcext:value-type="float">
            <text:p>466,35103225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28635978699" calcext:value-type="float">
            <text:p>0,5286359787</text:p>
          </table:table-cell>
          <table:table-cell table:formula="of:=[.D176]*1000" office:value-type="float" office:value="528.635978699" calcext:value-type="float">
            <text:p>528,6359786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97720956802" calcext:value-type="float">
            <text:p>0,4977209568</text:p>
          </table:table-cell>
          <table:table-cell table:formula="of:=[.D177]*1000" office:value-type="float" office:value="497.720956802" calcext:value-type="float">
            <text:p>497,7209568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88006830215" calcext:value-type="float">
            <text:p>0,4880068302</text:p>
          </table:table-cell>
          <table:table-cell table:formula="of:=[.D178]*1000" office:value-type="float" office:value="488.006830215" calcext:value-type="float">
            <text:p>488,00683021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63559150696" calcext:value-type="float">
            <text:p>0,4635591507</text:p>
          </table:table-cell>
          <table:table-cell table:formula="of:=[.D179]*1000" office:value-type="float" office:value="463.559150696" calcext:value-type="float">
            <text:p>463,5591506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32890033722" calcext:value-type="float">
            <text:p>0,3328900337</text:p>
          </table:table-cell>
          <table:table-cell table:formula="of:=[.D180]*1000" office:value-type="float" office:value="332.890033722" calcext:value-type="float">
            <text:p>332,89003372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58490037918" calcext:value-type="float">
            <text:p>0,5584900379</text:p>
          </table:table-cell>
          <table:table-cell table:formula="of:=[.D181]*1000" office:value-type="float" office:value="558.490037918" calcext:value-type="float">
            <text:p>558,49003791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1372885704" calcext:value-type="float">
            <text:p>0,513728857</text:p>
          </table:table-cell>
          <table:table-cell table:formula="of:=[.D182]*1000" office:value-type="float" office:value="513.72885704" calcext:value-type="float">
            <text:p>513,728857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37268018723" calcext:value-type="float">
            <text:p>0,4372680187</text:p>
          </table:table-cell>
          <table:table-cell table:formula="of:=[.D183]*1000" office:value-type="float" office:value="437.268018723" calcext:value-type="float">
            <text:p>437,2680187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66506147385" calcext:value-type="float">
            <text:p>0,5665061474</text:p>
          </table:table-cell>
          <table:table-cell table:formula="of:=[.D184]*1000" office:value-type="float" office:value="566.506147385" calcext:value-type="float">
            <text:p>566,50614738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03220796585" calcext:value-type="float">
            <text:p>0,5032207966</text:p>
          </table:table-cell>
          <table:table-cell table:formula="of:=[.D185]*1000" office:value-type="float" office:value="503.220796585" calcext:value-type="float">
            <text:p>503,22079658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3169593811" calcext:value-type="float">
            <text:p>0,4316959381</text:p>
          </table:table-cell>
          <table:table-cell table:formula="of:=[.D186]*1000" office:value-type="float" office:value="431.69593811" calcext:value-type="float">
            <text:p>431,695938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50837135315" calcext:value-type="float">
            <text:p>0,4508371353</text:p>
          </table:table-cell>
          <table:table-cell table:formula="of:=[.D187]*1000" office:value-type="float" office:value="450.837135315" calcext:value-type="float">
            <text:p>450,83713531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25226211548" calcext:value-type="float">
            <text:p>0,4252262115</text:p>
          </table:table-cell>
          <table:table-cell table:formula="of:=[.D188]*1000" office:value-type="float" office:value="425.226211548" calcext:value-type="float">
            <text:p>425,2262115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09539222717" calcext:value-type="float">
            <text:p>0,4095392227</text:p>
          </table:table-cell>
          <table:table-cell table:formula="of:=[.D189]*1000" office:value-type="float" office:value="409.539222717" calcext:value-type="float">
            <text:p>409,5392227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18471002579" calcext:value-type="float">
            <text:p>0,5184710026</text:p>
          </table:table-cell>
          <table:table-cell table:formula="of:=[.D190]*1000" office:value-type="float" office:value="518.471002579" calcext:value-type="float">
            <text:p>518,4710025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53717136383" calcext:value-type="float">
            <text:p>0,5537171364</text:p>
          </table:table-cell>
          <table:table-cell table:formula="of:=[.D191]*1000" office:value-type="float" office:value="553.717136383" calcext:value-type="float">
            <text:p>553,71713638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44570922852" calcext:value-type="float">
            <text:p>0,5445709229</text:p>
          </table:table-cell>
          <table:table-cell table:formula="of:=[.D192]*1000" office:value-type="float" office:value="544.570922852" calcext:value-type="float">
            <text:p>544,5709228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92982149124" calcext:value-type="float">
            <text:p>0,4929821491</text:p>
          </table:table-cell>
          <table:table-cell table:formula="of:=[.D193]*1000" office:value-type="float" office:value="492.982149124" calcext:value-type="float">
            <text:p>492,98214912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28871965408" calcext:value-type="float">
            <text:p>0,3288719654</text:p>
          </table:table-cell>
          <table:table-cell table:formula="of:=[.D194]*1000" office:value-type="float" office:value="328.871965408" calcext:value-type="float">
            <text:p>328,8719654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78091096878" calcext:value-type="float">
            <text:p>0,3780910969</text:p>
          </table:table-cell>
          <table:table-cell table:formula="of:=[.D195]*1000" office:value-type="float" office:value="378.091096878" calcext:value-type="float">
            <text:p>378,0910968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63497161865" calcext:value-type="float">
            <text:p>0,4634971619</text:p>
          </table:table-cell>
          <table:table-cell table:formula="of:=[.D196]*1000" office:value-type="float" office:value="463.497161865" calcext:value-type="float">
            <text:p>463,4971618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37669849396" calcext:value-type="float">
            <text:p>0,3376698494</text:p>
          </table:table-cell>
          <table:table-cell table:formula="of:=[.D197]*1000" office:value-type="float" office:value="337.669849396" calcext:value-type="float">
            <text:p>337,6698493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51476955414" calcext:value-type="float">
            <text:p>0,5514769554</text:p>
          </table:table-cell>
          <table:table-cell table:formula="of:=[.D198]*1000" office:value-type="float" office:value="551.476955414" calcext:value-type="float">
            <text:p>551,4769554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39944076538" calcext:value-type="float">
            <text:p>0,6399440765</text:p>
          </table:table-cell>
          <table:table-cell table:formula="of:=[.D199]*1000" office:value-type="float" office:value="639.944076538" calcext:value-type="float">
            <text:p>639,9440765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48856115341" calcext:value-type="float">
            <text:p>0,4488561153</text:p>
          </table:table-cell>
          <table:table-cell table:formula="of:=[.D200]*1000" office:value-type="float" office:value="448.856115341" calcext:value-type="float">
            <text:p>448,8561153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58209037781" calcext:value-type="float">
            <text:p>0,4582090378</text:p>
          </table:table-cell>
          <table:table-cell table:formula="of:=[.D201]*1000" office:value-type="float" office:value="458.209037781" calcext:value-type="float">
            <text:p>458,2090377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67599153519" calcext:value-type="float">
            <text:p>0,4675991535</text:p>
          </table:table-cell>
          <table:table-cell table:formula="of:=[.D202]*1000" office:value-type="float" office:value="467.599153519" calcext:value-type="float">
            <text:p>467,59915351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93222093582" calcext:value-type="float">
            <text:p>0,3932220936</text:p>
          </table:table-cell>
          <table:table-cell table:formula="of:=[.D203]*1000" office:value-type="float" office:value="393.222093582" calcext:value-type="float">
            <text:p>393,2220935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26457166672" calcext:value-type="float">
            <text:p>0,4264571667</text:p>
          </table:table-cell>
          <table:table-cell table:formula="of:=[.D204]*1000" office:value-type="float" office:value="426.457166672" calcext:value-type="float">
            <text:p>426,4571666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03111124039" calcext:value-type="float">
            <text:p>0,503111124</text:p>
          </table:table-cell>
          <table:table-cell table:formula="of:=[.D205]*1000" office:value-type="float" office:value="503.111124039" calcext:value-type="float">
            <text:p>503,1111240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86458921432" calcext:value-type="float">
            <text:p>0,5864589214</text:p>
          </table:table-cell>
          <table:table-cell table:formula="of:=[.D206]*1000" office:value-type="float" office:value="586.458921432" calcext:value-type="float">
            <text:p>586,4589214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06558084488" calcext:value-type="float">
            <text:p>0,6065580845</text:p>
          </table:table-cell>
          <table:table-cell table:formula="of:=[.D207]*1000" office:value-type="float" office:value="606.558084488" calcext:value-type="float">
            <text:p>606,5580844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14393901825" calcext:value-type="float">
            <text:p>0,4143939018</text:p>
          </table:table-cell>
          <table:table-cell table:formula="of:=[.D208]*1000" office:value-type="float" office:value="414.393901825" calcext:value-type="float">
            <text:p>414,39390182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37604045868" calcext:value-type="float">
            <text:p>0,3376040459</text:p>
          </table:table-cell>
          <table:table-cell table:formula="of:=[.D209]*1000" office:value-type="float" office:value="337.604045868" calcext:value-type="float">
            <text:p>337,6040458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15409946442" calcext:value-type="float">
            <text:p>0,5154099464</text:p>
          </table:table-cell>
          <table:table-cell table:formula="of:=[.D210]*1000" office:value-type="float" office:value="515.409946442" calcext:value-type="float">
            <text:p>515,4099464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622432947159" calcext:value-type="float">
            <text:p>0,6224329472</text:p>
          </table:table-cell>
          <table:table-cell table:formula="of:=[.D211]*1000" office:value-type="float" office:value="622.432947159" calcext:value-type="float">
            <text:p>622,43294715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52572011948" calcext:value-type="float">
            <text:p>0,5525720119</text:p>
          </table:table-cell>
          <table:table-cell table:formula="of:=[.D212]*1000" office:value-type="float" office:value="552.572011948" calcext:value-type="float">
            <text:p>552,57201194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72187852859" calcext:value-type="float">
            <text:p>0,3721878529</text:p>
          </table:table-cell>
          <table:table-cell table:formula="of:=[.D213]*1000" office:value-type="float" office:value="372.187852859" calcext:value-type="float">
            <text:p>372,18785285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39767980576" calcext:value-type="float">
            <text:p>0,5397679806</text:p>
          </table:table-cell>
          <table:table-cell table:formula="of:=[.D214]*1000" office:value-type="float" office:value="539.767980576" calcext:value-type="float">
            <text:p>539,7679805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77364063263" calcext:value-type="float">
            <text:p>0,4773640633</text:p>
          </table:table-cell>
          <table:table-cell table:formula="of:=[.D215]*1000" office:value-type="float" office:value="477.364063263" calcext:value-type="float">
            <text:p>477,36406326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50517892838" calcext:value-type="float">
            <text:p>0,4505178928</text:p>
          </table:table-cell>
          <table:table-cell table:formula="of:=[.D216]*1000" office:value-type="float" office:value="450.517892838" calcext:value-type="float">
            <text:p>450,5178928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23098087311" calcext:value-type="float">
            <text:p>0,4230980873</text:p>
          </table:table-cell>
          <table:table-cell table:formula="of:=[.D217]*1000" office:value-type="float" office:value="423.098087311" calcext:value-type="float">
            <text:p>423,0980873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28063058853" calcext:value-type="float">
            <text:p>0,5280630589</text:p>
          </table:table-cell>
          <table:table-cell table:formula="of:=[.D218]*1000" office:value-type="float" office:value="528.063058853" calcext:value-type="float">
            <text:p>528,0630588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374497890472" calcext:value-type="float">
            <text:p>0,3744978905</text:p>
          </table:table-cell>
          <table:table-cell table:formula="of:=[.D219]*1000" office:value-type="float" office:value="374.497890472" calcext:value-type="float">
            <text:p>374,4978904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56916952133" calcext:value-type="float">
            <text:p>0,5569169521</text:p>
          </table:table-cell>
          <table:table-cell table:formula="of:=[.D220]*1000" office:value-type="float" office:value="556.916952133" calcext:value-type="float">
            <text:p>556,9169521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66202831268" calcext:value-type="float">
            <text:p>0,3662028313</text:p>
          </table:table-cell>
          <table:table-cell table:formula="of:=[.D221]*1000" office:value-type="float" office:value="366.202831268" calcext:value-type="float">
            <text:p>366,2028312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730732917786" calcext:value-type="float">
            <text:p>0,7307329178</text:p>
          </table:table-cell>
          <table:table-cell table:formula="of:=[.D222]*1000" office:value-type="float" office:value="730.732917786" calcext:value-type="float">
            <text:p>730,7329177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41103029251" calcext:value-type="float">
            <text:p>0,6411030293</text:p>
          </table:table-cell>
          <table:table-cell table:formula="of:=[.D223]*1000" office:value-type="float" office:value="641.103029251" calcext:value-type="float">
            <text:p>641,10302925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86905956268" calcext:value-type="float">
            <text:p>0,5869059563</text:p>
          </table:table-cell>
          <table:table-cell table:formula="of:=[.D224]*1000" office:value-type="float" office:value="586.905956268" calcext:value-type="float">
            <text:p>586,9059562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526108980179" calcext:value-type="float">
            <text:p>0,5261089802</text:p>
          </table:table-cell>
          <table:table-cell table:formula="of:=[.D225]*1000" office:value-type="float" office:value="526.108980179" calcext:value-type="float">
            <text:p>526,1089801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21916866302" calcext:value-type="float">
            <text:p>0,5219168663</text:p>
          </table:table-cell>
          <table:table-cell table:formula="of:=[.D226]*1000" office:value-type="float" office:value="521.916866302" calcext:value-type="float">
            <text:p>521,9168663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46418046951" calcext:value-type="float">
            <text:p>0,446418047</text:p>
          </table:table-cell>
          <table:table-cell table:formula="of:=[.D227]*1000" office:value-type="float" office:value="446.418046951" calcext:value-type="float">
            <text:p>446,41804695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400641918182" calcext:value-type="float">
            <text:p>0,4006419182</text:p>
          </table:table-cell>
          <table:table-cell table:formula="of:=[.D228]*1000" office:value-type="float" office:value="400.641918182" calcext:value-type="float">
            <text:p>400,6419181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14214038849" calcext:value-type="float">
            <text:p>0,5142140388</text:p>
          </table:table-cell>
          <table:table-cell table:formula="of:=[.D229]*1000" office:value-type="float" office:value="514.214038849" calcext:value-type="float">
            <text:p>514,2140388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03849124908" calcext:value-type="float">
            <text:p>0,4038491249</text:p>
          </table:table-cell>
          <table:table-cell table:formula="of:=[.D230]*1000" office:value-type="float" office:value="403.849124908" calcext:value-type="float">
            <text:p>403,8491249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583600997925" calcext:value-type="float">
            <text:p>0,5836009979</text:p>
          </table:table-cell>
          <table:table-cell table:formula="of:=[.D231]*1000" office:value-type="float" office:value="583.600997925" calcext:value-type="float">
            <text:p>583,60099792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23436975479" calcext:value-type="float">
            <text:p>0,3234369755</text:p>
          </table:table-cell>
          <table:table-cell table:formula="of:=[.D232]*1000" office:value-type="float" office:value="323.436975479" calcext:value-type="float">
            <text:p>323,4369754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20812129974" calcext:value-type="float">
            <text:p>0,42081213</text:p>
          </table:table-cell>
          <table:table-cell table:formula="of:=[.D233]*1000" office:value-type="float" office:value="420.812129974" calcext:value-type="float">
            <text:p>420,81212997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358055114746" calcext:value-type="float">
            <text:p>0,3580551147</text:p>
          </table:table-cell>
          <table:table-cell table:formula="of:=[.D234]*1000" office:value-type="float" office:value="358.055114746" calcext:value-type="float">
            <text:p>358,05511474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69637799263" calcext:value-type="float">
            <text:p>0,6963779926</text:p>
          </table:table-cell>
          <table:table-cell table:formula="of:=[.D235]*1000" office:value-type="float" office:value="696.37799263" calcext:value-type="float">
            <text:p>696,3779926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41718006134" calcext:value-type="float">
            <text:p>0,5417180061</text:p>
          </table:table-cell>
          <table:table-cell table:formula="of:=[.D236]*1000" office:value-type="float" office:value="541.718006134" calcext:value-type="float">
            <text:p>541,71800613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63026094437" calcext:value-type="float">
            <text:p>0,6630260944</text:p>
          </table:table-cell>
          <table:table-cell table:formula="of:=[.D237]*1000" office:value-type="float" office:value="663.026094437" calcext:value-type="float">
            <text:p>663,02609443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78657007217" calcext:value-type="float">
            <text:p>0,4786570072</text:p>
          </table:table-cell>
          <table:table-cell table:formula="of:=[.D238]*1000" office:value-type="float" office:value="478.657007217" calcext:value-type="float">
            <text:p>478,6570072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427963972092" calcext:value-type="float">
            <text:p>0,4279639721</text:p>
          </table:table-cell>
          <table:table-cell table:formula="of:=[.D239]*1000" office:value-type="float" office:value="427.963972092" calcext:value-type="float">
            <text:p>427,96397209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257472991943" calcext:value-type="float">
            <text:p>0,2574729919</text:p>
          </table:table-cell>
          <table:table-cell table:formula="of:=[.D240]*1000" office:value-type="float" office:value="257.472991943" calcext:value-type="float">
            <text:p>257,47299194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59330201149" calcext:value-type="float">
            <text:p>0,5933020115</text:p>
          </table:table-cell>
          <table:table-cell table:formula="of:=[.D241]*1000" office:value-type="float" office:value="593.30201149" calcext:value-type="float">
            <text:p>593,302011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652871847153" calcext:value-type="float">
            <text:p>0,6528718472</text:p>
          </table:table-cell>
          <table:table-cell table:formula="of:=[.D242]*1000" office:value-type="float" office:value="652.871847153" calcext:value-type="float">
            <text:p>652,87184715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46939945221" calcext:value-type="float">
            <text:p>0,4469399452</text:p>
          </table:table-cell>
          <table:table-cell table:formula="of:=[.D243]*1000" office:value-type="float" office:value="446.939945221" calcext:value-type="float">
            <text:p>446,9399452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t_calc</text:p>
          </table:table-cell>
          <table:table-cell office:value-type="float" office:value="0.522522211075" calcext:value-type="float">
            <text:p>0,5225222111</text:p>
          </table:table-cell>
          <table:table-cell table:formula="of:=[.D244]*1000" office:value-type="float" office:value="522.522211075" calcext:value-type="float">
            <text:p>522,52221107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t_calc</text:p>
          </table:table-cell>
          <table:table-cell office:value-type="float" office:value="0.432494163513" calcext:value-type="float">
            <text:p>0,4324941635</text:p>
          </table:table-cell>
          <table:table-cell table:formula="of:=[.D245]*1000" office:value-type="float" office:value="432.494163513" calcext:value-type="float">
            <text:p>432,4941635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t_calc</text:p>
          </table:table-cell>
          <table:table-cell office:value-type="float" office:value="0.390648126602" calcext:value-type="float">
            <text:p>0,3906481266</text:p>
          </table:table-cell>
          <table:table-cell table:formula="of:=[.D246]*1000" office:value-type="float" office:value="390.648126602" calcext:value-type="float">
            <text:p>390,6481266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t_calc</text:p>
          </table:table-cell>
          <table:table-cell office:value-type="float" office:value="0.455501079559" calcext:value-type="float">
            <text:p>0,4555010796</text:p>
          </table:table-cell>
          <table:table-cell table:formula="of:=[.D247]*1000" office:value-type="float" office:value="455.501079559" calcext:value-type="float">
            <text:p>455,501079559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édia</text:p>
          </table:table-cell>
          <table:table-cell table:style-name="ce2" table:formula="of:=AVERAGE([.E1:.E247])" office:value-type="float" office:value="493.770941066372" calcext:value-type="float">
            <text:p>493,77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riância</text:p>
          </table:table-cell>
          <table:table-cell table:style-name="ce2" table:formula="of:=VAR([.E1:.E247])" office:value-type="float" office:value="9954.21421002378" calcext:value-type="float">
            <text:p>9954,21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vio Padrão</text:p>
          </table:table-cell>
          <table:table-cell table:style-name="ce2" table:formula="of:=STDEV([.E1:.E247])" office:value-type="float" office:value="99.7708084061855" calcext:value-type="float">
            <text:p>99,77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áximo</text:p>
          </table:table-cell>
          <table:table-cell table:style-name="ce2" table:formula="of:=MAX([.E1:.E247])" office:value-type="float" office:value="820.219039917" calcext:value-type="float">
            <text:p>820,219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ínimo</text:p>
          </table:table-cell>
          <table:table-cell table:style-name="ce3" table:formula="of:=MIN([.E1:.E247])" office:value-type="float" office:value="257.472991943" calcext:value-type="float">
            <text:p>257,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34:28.492503290</meta:creation-date>
    <dc:date>2016-05-25T15:38:28.422675249</dc:date>
    <meta:editing-duration>PT4M</meta:editing-duration>
    <meta:editing-cycles>1</meta:editing-cycles>
    <meta:document-statistic meta:table-count="2" meta:cell-count="1761" meta:object-count="0"/>
    <meta:generator>LibreOffice/5.1.2.2$Linux_X86_64 LibreOffice_project/10m0$Build-2</meta:generator>
  </office:meta>
</office:document-meta>
</file>